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4">
      <style:text-properties officeooo:rsid="000fe29c" officeooo:paragraph-rsid="000fe29c"/>
    </style:style>
    <style:style style:name="P2" style:family="paragraph" style:parent-style-name="Heading_20_5">
      <style:paragraph-properties fo:margin-top="0.139in" fo:margin-bottom="0.3937in" style:contextual-spacing="false"/>
    </style:style>
    <style:style style:name="P3" style:family="paragraph" style:parent-style-name="Standard">
      <style:paragraph-properties fo:text-align="justify" style:justify-single-word="false" loext:word-spacing-minimum="75%" loext:word-spacing-maximum="133%"/>
      <style:text-properties fo:language="cs" fo:country="CZ" fo:font-weight="normal" officeooo:paragraph-rsid="000fe29c" style:font-weight-asian="normal" style:font-weight-complex="normal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fe2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 loext:marker-style-name="T1"><text:span text:style-name="T1">Rust in performance-critical applications</text:span></text:h>
      <text:h text:style-name="Heading_20_5" text:outline-level="5" loext:marker-style-name="T1"><text:span text:style-name="T1"><text:tab/>Bc. </text:span><text:span text:style-name="T2">Arian Adam Ott</text:span><text:span text:style-name="T1"> (M2)</text:span></text:h>
      <text:h text:style-name="P2" text:outline-level="5" loext:marker-style-name="T1"><text:span text:style-name="T1"><text:tab/>Školitel: </text:span><text:span text:style-name="T2">RNDr. Mgr. Pavel Cejnar, Ph.D.</text:span></text:h>
      <text:p text:style-name="P3">Rust is a modern compiled systems programming language designed for high performance and strict memory safety. Its most unique feature is the borrow checker – a static system enforcing ownership and borrowing rules at compile time, allowing Rust code to be fully memory-safe without garbage collection. This work presents Rust code through a series of comparisons with Python, emphasizing practical considerations relevant to scientific and engineering tasks.</text:p>
      <text:p text:style-name="P3">The demonstrations highlight capabilities such as borrowing large data structures without copying, enabling efficient in-place operations and tight iteration loops. They further illustrate the use of generic functions for type-safe code reuse and introduce high-level data-parallelism through the Rayon library, which allows multicore workloads to be easily expressed via iterator methods while preserving safety. The presentation concludes with a showcase of a more complex application: live interpolation of experimental data through a graphical user interface, developed as part of the author’s master’s thesi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Calibri1" fo:font-family="Calibri" style:font-family-generic="swiss" style:font-pitch="variable" fo:font-size="12pt" style:font-size-asian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e43536" loext:opacity="100%" style:font-name="Calibri1" fo:font-family="Calibri" style:font-family-generic="swiss" style:font-pitch="variable" fo:font-size="24pt" style:font-name-asian="ＭＳ ゴシック" style:font-family-asian="'ＭＳ ゴシック'" style:font-family-generic-asian="system" style:font-pitch-asian="variable" style:font-size-asian="24pt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0070c0" loext:opacity="100%" style:font-name="Calibri1" fo:font-family="Calibri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0070c0" loext:opacity="100%" style:font-name="Calibri1" fo:font-family="Calibri" style:font-family-generic="swiss" style:font-pitch="variable" fo:font-size="20pt" style:font-name-asian="ＭＳ ゴシック" style:font-family-asian="'ＭＳ ゴシック'" style:font-family-generic-asian="system" style:font-pitch-asian="variable" style:font-size-asian="20pt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0070c0" loext:opacity="100%" style:font-name="Calibri1" fo:font-family="Calibri" style:font-family-generic="swiss" style:font-pitch="variable" fo:font-size="20pt" fo:font-style="italic" style:font-name-asian="ＭＳ ゴシック" style:font-family-asian="'ＭＳ ゴシック'" style:font-family-generic-asian="system" style:font-pitch-asian="variable" style:font-size-asian="20pt" style:font-style-asian="italic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706f6f" loext:opacity="100%" style:font-name="Calibri1" fo:font-family="Calibri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1" fo:font-family="Calibri" style:font-family-generic="swiss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1" fo:font-family="Calibri" style:font-family-generic="swiss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1" fo:font-family="Calibri" style:font-family-generic="swiss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0070c0" loext:opacity="100%" style:font-name="Calibri1" fo:font-family="Calibri" style:font-family-generic="swiss" style:font-pitch="variable" fo:font-size="26pt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1" fo:font-family="Calibri" style:font-family-generic="swiss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1" fo:font-family="Calibri" style:font-family-generic="swiss" style:font-pitch="variable" fo:letter-spacing="0.0102in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Hypertextový_20_odkaz1" style:display-name="Hypertextový odkaz1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 loext:linked-style-name="Header">
      <style:text-properties style:font-name="Calibri1" fo:font-family="Calibri" style:font-family-generic="swiss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Calibri1" fo:font-family="Calibri" style:font-family-generic="swiss" style:font-pitch="variable" fo:font-size="12pt" style:font-size-asian="12pt"/>
    </style:style>
    <style:style style:name="ListLabel_20_1" style:display-name="ListLabel 1" style:family="text">
      <style:text-properties style:font-name="Cambria" fo:font-family="Cambria" style:font-family-generic="roman" style:font-pitch="variable"/>
    </style:style>
    <style:style style:name="ListLabel_20_2" style:display-name="ListLabel 2" style:family="text">
      <style:text-properties style:font-name="Cambria" fo:font-family="Cambria" style:font-family-generic="roman" style:font-pitch="variable"/>
    </style:style>
    <style:style style:name="ListLabel_20_3" style:display-name="ListLabel 3" style:family="text">
      <style:text-properties style:font-name="Cambria" fo:font-family="Cambria" style:font-family-generic="roman" style:font-pitch="variable"/>
    </style:style>
    <style:style style:name="ListLabel_20_4" style:display-name="ListLabel 4" style:family="text">
      <style:text-properties style:font-name="Cambria" fo:font-family="Cambria" style:font-family-generic="roman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3</meta:editing-cycles>
    <meta:print-date>2024-10-10T06:34:00</meta:print-date>
    <meta:creation-date>2025-10-06T12:15:00</meta:creation-date>
    <dc:date>2025-11-08T14:43:32.895837506</dc:date>
    <meta:editing-duration>PT28M8S</meta:editing-duration>
    <meta:generator>LibreOffice/25.8.2.2$Linux_X86_64 LibreOffice_project/580$Build-2</meta:generator>
    <meta:document-statistic meta:table-count="0" meta:image-count="0" meta:object-count="0" meta:page-count="1" meta:paragraph-count="5" meta:word-count="164" meta:character-count="1179" meta:non-whitespace-character-count="1017"/>
    <meta:user-defined meta:name="AppVersion">16.0000</meta:user-defined>
    <meta:template xlink:type="simple" xlink:actuate="onRequest" xlink:title="Normal.dotm" xlink:href=""/>
  </office:meta>
</office:document-meta>
</file>